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5015" officeooo:paragraph-rsid="000b501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5015" officeooo:paragraph-rsid="000b5015" style:font-weight-asian="bold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font-weight="bold" officeooo:rsid="000b5015" officeooo:paragraph-rsid="000b501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b5015" officeooo:paragraph-rsid="000b5015"/>
    </style:style>
    <style:style style:name="P5" style:family="paragraph" style:parent-style-name="Standard">
      <style:paragraph-properties fo:text-align="start" style:justify-single-word="false"/>
      <style:text-properties officeooo:paragraph-rsid="000b5015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0d543e"/>
    </style:style>
    <style:style style:name="P7" style:family="paragraph" style:parent-style-name="Standard" style:list-style-name="L4">
      <style:paragraph-properties fo:text-align="start" style:justify-single-word="false"/>
      <style:text-properties officeooo:rsid="000bbefe" officeooo:paragraph-rsid="000bbefe"/>
    </style:style>
    <style:style style:name="P8" style:family="paragraph" style:parent-style-name="Standard">
      <style:paragraph-properties fo:text-align="start" style:justify-single-word="false"/>
      <style:text-properties officeooo:rsid="000bbefe" officeooo:paragraph-rsid="000bbefe"/>
    </style:style>
    <style:style style:name="P9" style:family="paragraph" style:parent-style-name="Standard">
      <style:paragraph-properties fo:text-align="start" style:justify-single-word="false"/>
      <style:text-properties fo:font-size="9pt" officeooo:rsid="000bbefe" officeooo:paragraph-rsid="000bbefe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0bbefe" officeooo:paragraph-rsid="000bbefe" style:font-size-asian="7.84999990463257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bbefe" officeooo:paragraph-rsid="000bbef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b5015" officeooo:paragraph-rsid="000b501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b5015" officeooo:paragraph-rsid="000b501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0b5015" officeooo:paragraph-rsid="000b501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bbefe" officeooo:paragraph-rsid="000bbefe" style:font-weight-asian="normal" style:font-weight-complex="normal"/>
    </style:style>
    <style:style style:name="P1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5015" style:font-weight-asian="normal" style:font-weight-complex="normal"/>
    </style:style>
    <style:style style:name="T3" style:family="text">
      <style:text-properties fo:font-weight="normal" officeooo:rsid="000bbefe" style:font-weight-asian="normal" style:font-weight-complex="normal"/>
    </style:style>
    <style:style style:name="T4" style:family="text">
      <style:text-properties fo:font-weight="normal" officeooo:rsid="000d543e" style:font-weight-asian="normal" style:font-weight-complex="normal"/>
    </style:style>
    <style:style style:name="T5" style:family="text">
      <style:text-properties fo:font-weight="normal" officeooo:rsid="000dbaf6" style:font-weight-asian="normal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dbaf6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0d543e" style:font-size-asian="12.25pt" style:font-weight-asian="normal" style:font-size-complex="14pt" style:font-weight-complex="normal"/>
    </style:style>
    <style:style style:name="T9" style:family="text">
      <style:text-properties fo:font-size="12pt" fo:font-weight="normal" officeooo:rsid="000d543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dbaf6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619cm" fo:min-width="2.6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" draw:text-style-name="P16" svg:width="2.62cm" svg:height="2.62cm" svg:x="2.256cm" svg:y="-0.861cm"><text:p/><draw:enhanced-geometry svg:viewBox="0 0 21600 21600" draw:type="rectangle" draw:enhanced-path="M 0 0 L 21600 0 21600 21600 0 21600 0 0 Z N"/></draw:custom-shape>ASRA RESNI.J</text:p>
      <text:p text:style-name="P1"><draw:line text:anchor-type="paragraph" draw:z-index="1" draw:name="Line 1" draw:style-name="gr1" draw:text-style-name="P16" svg:x1="-0.416cm" svg:y1="1.589cm" svg:x2="16.623cm" svg:y2="1.589cm"><text:p/></draw:line><text:s text:c="42"/>“<text:span text:style-name="T1">Fueling ideas,learning relentlessly,and building Tomorrow”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4"><draw:line text:anchor-type="paragraph" draw:z-index="5" draw:name="Line 6" draw:style-name="gr1" draw:text-style-name="P16" svg:x1="5.113cm" svg:y1="0.346cm" svg:x2="5.034cm" svg:y2="14.819cm"><text:p/></draw:line><text:span text:style-name="T1">Contact <text:s text:c="31"/></text:span><text:span text:style-name="T3">Profile</text:span></text:p>
      <text:p text:style-name="P15"><draw:line text:anchor-type="paragraph" draw:z-index="2" draw:name="Line 3" draw:style-name="gr1" draw:text-style-name="P16" svg:x1="-0.099cm" svg:y1="0.071cm" svg:x2="1.912cm" svg:y2="0.071cm"><text:p/></draw:line><draw:line text:anchor-type="paragraph" draw:z-index="7" draw:name="Horizontal line 1" draw:style-name="gr1" draw:text-style-name="P16" svg:x1="5.457cm" svg:y1="0.095cm" svg:x2="7.203cm" svg:y2="0.095cm"><text:p/></draw:line><draw:line text:anchor-type="paragraph" draw:z-index="9" draw:name="Line 8" draw:style-name="gr1" draw:text-style-name="P16" svg:x1="6.675cm" svg:y1="0.095cm" svg:x2="17.602cm" svg:y2="0.174cm"><text:p/></draw:line><text:s text:c="53"/></text:p>
      <text:p text:style-name="P2"><text:span text:style-name="T1">ph:6282519600 <text:s text:c="26"/></text:span><text:span text:style-name="T4">An aspiring B-Tech student majoring in electronics and biomedical </text:span></text:p>
      <text:p text:style-name="P2"><text:span text:style-name="T1">mail:</text:span><text:a xlink:type="simple" xlink:href="mailto:asraresni@gmail.com" text:style-name="Internet_20_link" text:visited-style-name="Visited_20_Internet_20_Link"><text:span text:style-name="T1">asraresni@gmail.com</text:span></text:a><text:span text:style-name="T1"> <text:s text:c="8"/></text:span><text:span text:style-name="T4">engineering skilled in communication and operations with </text:span></text:p>
      <text:p text:style-name="P2"><text:span text:style-name="T1"><text:s text:c="52"/></text:span><text:span text:style-name="T4">experience in projects and teamwork actively looking for </text:span></text:p>
      <text:p text:style-name="P2"><text:span text:style-name="T1"><text:s text:c="52"/></text:span><text:span text:style-name="T4">internships and oppurtunities in tech-related,healthcare,business </text:span></text:p>
      <text:p text:style-name="P13"><text:span text:style-name="T1">Skills <text:s text:c="34"/></text:span><text:span text:style-name="T9">and marketing fields.</text:span></text:p>
      <text:p text:style-name="P2"><draw:line text:anchor-type="paragraph" draw:z-index="3" draw:name="Line 4" draw:style-name="gr1" draw:text-style-name="P16" svg:x1="-0.152cm" svg:y1="0.086cm" svg:x2="1.885cm" svg:y2="0.06cm"><text:p/></draw:line><text:span text:style-name="T1"/></text:p>
      <text:list xml:id="list519771483" text:style-name="L3">
        <text:list-item>
          <text:p text:style-name="P3"><text:span text:style-name="T1">project management <text:s text:c="7"/></text:span><text:span text:style-name="T8">Education</text:span></text:p>
        </text:list-item>
        <text:list-item>
          <text:p text:style-name="P3"><draw:line text:anchor-type="paragraph" draw:z-index="8" draw:name="Line 7" draw:style-name="gr1" draw:text-style-name="P16" svg:x1="5.51cm" svg:y1="0.086cm" svg:x2="17.787cm" svg:y2="0.086cm"><text:p/></draw:line><text:span text:style-name="T1">communication <text:s text:c="15"/></text:span></text:p>
        </text:list-item>
        <text:list-item>
          <text:p text:style-name="P3"><text:span text:style-name="T1">public relations <text:s text:c="15"/></text:span><text:span text:style-name="T4">B-Tech in Electronics and Biomedical Engineering</text:span></text:p>
        </text:list-item>
        <text:list-item>
          <text:p text:style-name="P3"><text:span text:style-name="T1">teamwork <text:s text:c="23"/></text:span><text:span text:style-name="T4">@Adi Shankara Institute of Engineering and Technology</text:span></text:p>
        </text:list-item>
        <text:list-item>
          <text:p text:style-name="P3"><text:span text:style-name="T1">marketinng strategist <text:s text:c="6"/></text:span><text:span text:style-name="T4">(2024-present)</text:span></text:p>
        </text:list-item>
        <text:list-item>
          <text:p text:style-name="P3"><text:span text:style-name="T1">strategic planning <text:s text:c="12"/></text:span></text:p>
        </text:list-item>
        <text:list-item>
          <text:p text:style-name="P6"><text:span text:style-name="T2">problem solving <text:s text:c="13"/></text:span><text:span text:style-name="T4">Higher Secondary Education </text:span></text:p>
        </text:list-item>
      </text:list>
      <text:p text:style-name="P5"><text:span text:style-name="T2"><text:s text:c="52"/></text:span><text:span text:style-name="T4">@Universal institute Kotakkal</text:span></text:p>
      <text:p text:style-name="P12"><text:span text:style-name="T1">Languages <text:s text:c="27"/></text:span><text:span text:style-name="T9">(2021-23)</text:span></text:p>
      <text:p text:style-name="P4"><draw:line text:anchor-type="paragraph" draw:z-index="4" draw:name="Line 5" draw:style-name="gr1" draw:text-style-name="P16" svg:x1="-0.072cm" svg:y1="0.139cm" svg:x2="2.124cm" svg:y2="0.113cm"><text:p/></draw:line><text:span text:style-name="T1"/></text:p>
      <text:list xml:id="list3225800419" text:style-name="L4">
        <text:list-item>
          <text:p text:style-name="P7"><text:span text:style-name="T1">English (fluent) <text:s text:c="14"/></text:span><text:span text:style-name="T5">Highschool SSLC graduated </text:span></text:p>
        </text:list-item>
        <text:list-item>
          <text:p text:style-name="P7"><text:span text:style-name="T1">Malayalam (fluent) <text:s text:c="8"/></text:span><text:span text:style-name="T5">@BSS Gurukulam HSS</text:span></text:p>
        </text:list-item>
        <text:list-item>
          <text:p text:style-name="P7"><text:span text:style-name="T1">Tamil (fluent) <text:s text:c="17"/></text:span><text:span text:style-name="T5">(2011-20)</text:span><text:span text:style-name="T1"> <text:s text:c="3"/></text:span></text:p>
        </text:list-item>
        <text:list-item>
          <text:p text:style-name="P7"><text:span text:style-name="T1">Hindi (basic)</text:span></text:p>
        </text:list-item>
        <text:list-item>
          <text:p text:style-name="P7"><text:span text:style-name="T1">Arabic (intermediate) <text:s text:c="3"/></text:span><text:span text:style-name="T6"><text:s/></text:span><text:span text:style-name="T7">Work Experience</text:span></text:p>
        </text:list-item>
      </text:list>
      <text:p text:style-name="P11"><draw:line text:anchor-type="paragraph" draw:z-index="10" draw:name="Line 9" draw:style-name="gr1" draw:text-style-name="P16" svg:x1="5.484cm" svg:y1="0.093cm" svg:x2="17.84cm" svg:y2="0.014cm"><text:p/></draw:line><text:span text:style-name="T1"/></text:p>
      <text:p text:style-name="P11"><text:span text:style-name="T1">Reference <text:s text:c="27"/></text:span><text:span text:style-name="T10">Digital Marketing and Social media handling</text:span></text:p>
      <text:p text:style-name="P8"><draw:line text:anchor-type="paragraph" draw:z-index="6" draw:name="Line 2" draw:style-name="gr1" draw:text-style-name="P16" svg:x1="0.007cm" svg:y1="0.108cm" svg:x2="1.859cm" svg:y2="0.108cm"><text:p/></draw:line><text:span text:style-name="T1"><text:s text:c="52"/></text:span><text:span text:style-name="T5">(hindustan hardwares 2023-24)</text:span></text:p>
      <text:p text:style-name="P8"><text:span text:style-name="T1">Althaf Rahman <text:s text:c="26"/></text:span></text:p>
      <text:p text:style-name="P9"><text:span text:style-name="T1">Junior HR Executive <text:s text:c="34"/></text:span><text:span text:style-name="T10">Project Management</text:span></text:p>
      <text:p text:style-name="P9"><text:span text:style-name="T1">Innovations Group UAE</text:span></text:p>
      <text:p text:style-name="P9"><text:span text:style-name="T1">Phone +91-8606692421</text:span></text:p>
      <text:p text:style-name="P9"><text:a xlink:type="simple" xlink:href="mailto:contact-althafrj369@gmail.com" text:style-name="Internet_20_link" text:visited-style-name="Visited_20_Internet_20_Link"><text:span text:style-name="T1">contact-althafrj369@gmail.com</text:span></text:a><text:span text:style-name="T1">,</text:span></text:p>
      <text:p text:style-name="P9"><text:a xlink:type="simple" xlink:href="http://www.linkdn.comalthaf_rahman/" text:style-name="Internet_20_link" text:visited-style-name="Visited_20_Internet_20_Link"><text:span text:style-name="T1">www.linkdn.comalthaf_rahman</text:span></text:a></text:p>
      <text:p text:style-name="P10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08:44.832455452</meta:creation-date>
    <dc:date>2025-03-21T11:51:13.072403440</dc:date>
    <meta:editing-duration>PT7M36S</meta:editing-duration>
    <meta:editing-cycles>1</meta:editing-cycles>
    <meta:document-statistic meta:table-count="0" meta:image-count="0" meta:object-count="0" meta:page-count="1" meta:paragraph-count="31" meta:word-count="134" meta:character-count="1766" meta:non-whitespace-character-count="1011"/>
    <meta:generator>LibreOffice/7.3.7.2$Linux_X86_64 LibreOffice_project/30$Build-2</meta:generator>
  </office:meta>
</office:document-meta>
</file>